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a3b" officeooo:paragraph-rsid="00086a3b"/>
    </style:style>
    <style:style style:name="P2" style:family="paragraph" style:parent-style-name="Standard">
      <style:text-properties officeooo:rsid="00086a3b" officeooo:paragraph-rsid="00086a3b"/>
    </style:style>
    <style:style style:name="P3" style:family="paragraph" style:parent-style-name="Standard">
      <style:text-properties officeooo:rsid="00087797" officeooo:paragraph-rsid="00087797"/>
    </style:style>
    <style:style style:name="P4" style:family="paragraph" style:parent-style-name="Standard">
      <style:text-properties fo:font-weight="bold" officeooo:rsid="00087797" officeooo:paragraph-rsid="0008779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instein Relation </text:span>- <draw:frame draw:style-name="fr1" draw:name="Object1" text:anchor-type="as-char" svg:y="-0.2445in" svg:width="2.6272in" svg:height="0.3953in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"><text:span text:style-name="T1">Diffusion Length </text:span>- <draw:frame draw:style-name="fr1" draw:name="Object2" text:anchor-type="as-char" svg:y="-0.2681in" svg:width="1.7445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Hyperbolic Functions</text:p>
      <text:p text:style-name="P3">sech y = <text:span text:style-name="T1">1</text:span></text:p>
      <text:p text:style-name="P3">ctnh y = <text:span text:style-name="T1">1/y</text:span></text:p>
      <text:p text:style-name="P3">csch y = <text:span text:style-name="T1">1/y</text:span></text:p>
      <text:p text:style-name="P3">tanh y = <text:span text:style-name="T1">y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43:54.804223164</meta:creation-date>
    <dc:date>2025-04-21T13:06:14.596413283</dc:date>
    <meta:editing-duration>PT8M49S</meta:editing-duration>
    <meta:editing-cycles>2</meta:editing-cycles>
    <meta:generator>LibreOffice/24.2.7.2$Linux_X86_64 LibreOffice_project/420$Build-2</meta:generator>
    <meta:document-statistic meta:table-count="0" meta:image-count="0" meta:object-count="2" meta:page-count="1" meta:paragraph-count="7" meta:word-count="24" meta:character-count="104" meta:non-whitespace-character-count="84"/>
  </office:meta>
</office:document-meta>
</file>

<file path=Object 1/content.xml><?xml version="1.0" encoding="utf-8"?>
<math xmlns="http://www.w3.org/1998/Math/MathML" display="block">
  <semantics>
    <mrow>
      <mrow>
        <mfrac>
          <mi>D</mi>
          <mi>μ</mi>
        </mfrac>
        <mo stretchy="false">=</mo>
        <mfrac>
          <mi mathvariant="italic">kT</mi>
          <mi>q</mi>
        </mfrac>
      </mrow>
      <mo stretchy="false">→</mo>
      <mrow>
        <mi>D</mi>
        <mo stretchy="false">=</mo>
        <mfrac>
          <mi mathvariant="italic">kTμ</mi>
          <mi>q</mi>
        </mfrac>
      </mrow>
      <mo stretchy="false">→</mo>
      <mrow>
        <mi>k</mi>
        <mo stretchy="false">=</mo>
        <mfrac>
          <mi mathvariant="italic">Dq</mi>
          <mi mathvariant="italic">μT</mi>
        </mfrac>
      </mrow>
      <mo stretchy="false">→</mo>
      <mrow>
        <mi>μ</mi>
        <mo stretchy="false">=</mo>
        <mfrac>
          <mi mathvariant="italic">kTD</mi>
          <mi>q</mi>
        </mfrac>
      </mrow>
    </mrow>
    <annotation encoding="StarMath 5.0">{D} over {μ} =  {kT} over {q}   -&gt;   D = {kTμ} over {q} -&gt; k = {Dq} over {μT} -&gt; μ = kTD over q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sqrt>
          <mi mathvariant="italic">Dτ</mi>
        </msqrt>
      </mrow>
      <mo stretchy="false">→</mo>
      <mrow>
        <mi>D</mi>
        <mo stretchy="false">=</mo>
        <mfrac>
          <msup>
            <mi>L</mi>
            <mn>2</mn>
          </msup>
          <mi>τ</mi>
        </mfrac>
      </mrow>
      <mo stretchy="false">→</mo>
      <mrow>
        <mi>τ</mi>
        <mo stretchy="false">=</mo>
        <mfrac>
          <msup>
            <mi>L</mi>
            <mn>2</mn>
          </msup>
          <mi>D</mi>
        </mfrac>
      </mrow>
    </mrow>
    <annotation encoding="StarMath 5.0">L = sqrt{Dτ} -&gt; D = L^2 over τ -&gt; τ = L^2 over D</annotation>
  </semantics>
</math>
</file>